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218" svg:font-family="font218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style:language-asian="ru" style:country-asian="RU"/>
    </style:style>
    <style:style style:name="P4" style:family="paragraph" style:parent-style-name="Standard">
      <style:paragraph-properties fo:margin-top="0cm" fo:margin-bottom="0.212cm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.212cm" fo:text-align="center" style:justify-single-word="false"/>
    </style:style>
    <style:style style:name="P6" style:family="paragraph" style:parent-style-name="Standard">
      <style:paragraph-properties fo:margin-top="0cm" fo:margin-bottom="0.353cm" fo:line-height="150%"/>
      <style:text-properties fo:font-size="14pt" style:font-size-asian="14pt" style:language-asian="ru" style:country-asian="RU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language-asian="ru" style:country-asian="RU"/>
    </style:style>
    <style:style style:name="P9" style:family="paragraph" style:parent-style-name="td_5f_toc_5f_caption_5f_level_5f_1">
      <style:paragraph-properties fo:margin-left="0cm" fo:margin-right="0cm" fo:margin-top="0cm" fo:margin-bottom="0cm" fo:line-height="150%" fo:text-indent="1.251cm" style:auto-text-indent="false" fo:break-before="page"/>
    </style:style>
    <style:style style:name="P10" style:family="paragraph" style:parent-style-name="Абзац_20_списка1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4pt"/>
    </style:style>
    <style:style style:name="P12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.423cm" fo:line-height="150%" fo:text-align="justify" style:justify-single-word="false" fo:text-indent="1.251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15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50%" fo:text-align="justify" style:justify-single-word="false" fo:text-indent="1.249cm" style:auto-text-indent="false"/>
    </style:style>
    <style:style style:name="P17" style:family="paragraph" style:parent-style-name="td_5f_toc_5f_caption_5f_level_5f_1">
      <style:paragraph-properties fo:text-align="start" style:justify-single-word="false"/>
    </style:style>
    <style:style style:name="P18" style:family="paragraph" style:parent-style-name="List_20_Paragraph">
      <style:paragraph-properties fo:margin-left="0.741cm" fo:margin-right="0cm" fo:margin-top="0cm" fo:margin-bottom="0.353cm" fo:line-height="150%" fo:text-align="justify" style:justify-single-word="false" fo:text-indent="1.251cm" style:auto-text-indent="false"/>
    </style:style>
    <style:style style:name="P19" style:family="paragraph" style:parent-style-name="List_20_Paragraph">
      <style:paragraph-properties fo:margin-left="0.741cm" fo:margin-right="0cm" fo:margin-top="0cm" fo:margin-bottom="0.353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0" style:family="paragraph" style:parent-style-name="Standard" style:master-page-name="Standard">
      <style:paragraph-properties style:page-number="auto">
        <style:tab-stops>
          <style:tab-stop style:position="2.021cm"/>
        </style:tab-stops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margin-top="0cm" fo:margin-bottom="0.212cm" fo:text-align="center" style:justify-single-word="false"/>
      <style:text-properties fo:font-weight="bold" style:font-weight-asian="bold"/>
    </style:style>
    <style:style style:name="P22" style:family="paragraph" style:parent-style-name="Standard">
      <style:paragraph-properties fo:margin-top="0cm" fo:margin-bottom="0.353cm" fo:text-align="center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name-complex="Calibri1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.353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.423cm" fo:line-height="150%" fo:text-indent="1.251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30" style:family="paragraph" style:parent-style-name="Standard">
      <style:paragraph-properties fo:margin-left="0cm" fo:margin-right="0.423cm" fo:line-height="150%" fo:text-align="justify" style:justify-single-word="false" fo:text-indent="1.251cm" style:auto-text-indent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  <style:text-properties fo:color="#000000" fo:font-size="14pt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fo:font-size="14pt" fo:font-weight="bold" style:font-size-asian="14pt" style:font-weight-asian="bold" style:font-name-complex="Calibri1" style:font-size-complex="14pt"/>
    </style:style>
    <style:style style:name="P33" style:family="paragraph" style:parent-style-name="td_5f_toc_5f_caption_5f_level_5f_1">
      <style:paragraph-properties fo:line-height="150%" fo:break-before="page"/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td_5f_toc_5f_caption_5f_level_5f_1">
      <style:paragraph-properties fo:line-height="150%" fo:break-before="page"/>
      <style:text-properties fo:color="#000000" fo:font-size="14pt" style:font-size-asian="14pt" style:font-name-complex="Calibri1" style:font-size-complex="14pt"/>
    </style:style>
    <style:style style:name="P35" style:family="paragraph" style:parent-style-name="td_5f_toc_5f_caption_5f_level_5f_1">
      <style:paragraph-properties fo:line-height="150%" fo:break-before="page"/>
      <style:text-properties fo:font-size="18pt" style:font-size-asian="18pt" style:language-asian="ru" style:country-asian="RU"/>
    </style:style>
    <style:style style:name="P36" style:family="paragraph" style:parent-style-name="td_5f_toc_5f_caption_5f_level_5f_1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td_5f_toc_5f_caption_5f_level_5f_1">
      <style:paragraph-properties fo:line-height="150%"/>
      <style:text-properties fo:font-size="18pt" style:font-size-asian="18pt" style:language-asian="ru" style:country-asian="RU" style:font-size-complex="10.5pt"/>
    </style:style>
    <style:style style:name="P38" style:family="paragraph" style:parent-style-name="td_5f_toc_5f_caption_5f_level_5f_2">
      <style:paragraph-properties fo:margin-left="0cm" fo:margin-right="0cm" fo:margin-top="0cm" fo:margin-bottom="0cm" fo:line-height="150%" fo:text-align="start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0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language-asian="en" style:country-asian="US" style:font-name-complex="Calibri1" style:font-size-complex="14pt"/>
    </style:style>
    <style:style style:name="P41" style:family="paragraph" style:parent-style-name="Default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language-asian="en" style:country-asian="US" style:font-name-complex="Calibri1" style:font-size-complex="10.5pt"/>
    </style:style>
    <style:style style:name="P42" style:family="paragraph" style:parent-style-name="Default">
      <style:paragraph-properties fo:line-height="150%"/>
      <style:text-properties fo:font-size="14pt" fo:font-weight="bold" style:font-size-asian="14pt" style:font-weight-asian="bold" style:font-size-complex="10.5pt"/>
    </style:style>
    <style:style style:name="P43" style:family="paragraph" style:parent-style-name="List_20_Paragraph" style:list-style-name="WWNum9">
      <style:paragraph-properties fo:margin-top="0cm" fo:margin-bottom="0.353cm" fo:line-height="150%"/>
      <style:text-properties fo:font-size="14pt" fo:font-weight="bold" style:font-size-asian="14pt" style:language-asian="ru" style:country-asian="RU" style:font-weight-asian="bold" style:font-size-complex="14pt"/>
    </style:style>
    <style:style style:name="P44" style:family="paragraph" style:parent-style-name="List_20_Paragraph" style:list-style-name="WWNum9">
      <style:paragraph-properties fo:margin-top="0cm" fo:margin-bottom="0.353cm" fo:line-height="150%"/>
      <style:text-properties fo:font-size="14pt" fo:font-weight="bold" style:font-size-asian="14pt" style:font-weight-asian="bold" style:font-size-complex="14pt"/>
    </style:style>
    <style:style style:name="P45" style:family="paragraph" style:parent-style-name="List_20_Paragraph">
      <style:paragraph-properties fo:margin-left="0.741cm" fo:margin-right="0cm" fo:margin-top="0cm" fo:margin-bottom="0.353cm" fo:line-height="150%" fo:text-indent="1.251cm" style:auto-text-indent="false"/>
      <style:text-properties fo:font-size="14pt" style:font-size-asian="14pt" style:language-asian="ru" style:country-asian="RU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4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style-complex="italic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style:font-size-asian="14pt" style:font-size-complex="14pt" style:font-style-complex="italic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color="#000000" fo:font-size="14pt" style:font-size-asian="14pt" style:font-name-complex="Calibri1" style:font-size-complex="10pt"/>
    </style:style>
    <style:style style:name="T13" style:family="text">
      <style:text-properties fo:color="#000000" fo:font-size="14pt" style:font-size-asian="14pt" style:font-name-complex="Calibri1" style:font-size-complex="10.5pt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fo:language="en" fo:country="US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УТВЕРЖДЕН</text:p>
      <text:p text:style-name="Standard"><text:subject/><text:span text:style-name="T1">-ЛУ</text:span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МАТРИЦА</text:p>
      <text:p text:style-name="P4">Техническое задание</text:p>
      <text:p text:style-name="P5"><text:subject/></text:p>
      <text:p text:style-name="P5"><text:span text:style-name="T2">Листов </text:span><text:page-count>13</text:page-count><text:bookmark text:name="_GoBack"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2021</text:p>
      <text:h text:style-name="P33" text:outline-level="1"><text:bookmark-start text:name="_Toc457301676"/>Введение<text:bookmark-end text:name="_Toc457301676"/></text:h>
      <text:list xml:id="list8087977811522719348" text:style-name="WWNum9">
        <text:list-item>
          <text:list>
            <text:list-item>
              <text:p text:style-name="P43">Наименование программы </text:p>
            </text:list-item>
          </text:list>
        </text:list-item>
      </text:list>
      <text:p text:style-name="P45">«Матрица». </text:p>
      <text:list xml:id="list31645889" text:continue-numbering="true" text:style-name="WWNum9">
        <text:list-item>
          <text:list>
            <text:list-item>
              <text:p text:style-name="P44">Краткая характеристика области применения</text:p>
            </text:list-item>
          </text:list>
        </text:list-item>
      </text:list>
      <text:p text:style-name="P18"><text:span text:style-name="T5">Программный модуль предназначен для перестановки элементов матрицы размерности </text:span><text:span text:style-name="T9">n*m. </text:span><text:span text:style-name="T11">Ввод происходит построчно, вывод по столбцам.</text:span></text:p>
      <text:h text:style-name="P33" text:outline-level="1"><text:bookmark-start text:name="_Toc457301677"/>Основания для разработки<text:bookmark-end text:name="_Toc457301677"/></text:h>
      <text:p text:style-name="P23">Документ для выполнения.</text:p>
      <text:p text:style-name="P23">Разработать техническое задание на программный продукт (см. варианты заданий) в соответствии с ГОСТ 19.201-78 и ГОСТ 34.602—89.</text:p>
      <text:p text:style-name="P23">Вариант 1.</text:p>
      <text:p text:style-name="P39">Разработать программный модуль «Матрица».</text:p>
      <text:p text:style-name="P19">Программный модуль предназначен для перестановки элементов матрицы размерности <text:span text:style-name="T18">n*m. </text:span><text:span text:style-name="T19">Ввод происходит построчно, вывод по столбцам.</text:span></text:p>
      <text:p text:style-name="P11"/>
      <text:h text:style-name="P36" text:outline-level="1"><text:bookmark-start text:name="_Toc457301678"/>Назначение разработки<text:bookmark-end text:name="_Toc457301678"/></text:h>
      <text:p text:style-name="P12"><text:span text:style-name="T7">3.1</text:span><text:span text:style-name="T5"> </text:span><text:span text:style-name="T7">Функциональное назначение</text:span></text:p>
      <text:p text:style-name="P27">Функциональным назначением программы является предоставление пользователю возможности работы с матрицей. А именно перестановка элементов используя программный продукт.</text:p>
      <text:p text:style-name="P28">3.2 Эксплуатационное назначение</text:p>
      <text:p text:style-name="P27">Программа должна эксплуатироваться в профильных подразделениях на объектах заказчика. Пользователями программы должны являться сотрудники профильных подразделений объектов заказчика.</text:p>
      <text:h text:style-name="P33" text:outline-level="1"><text:bookmark-start text:name="_Toc457301679"/>Требования к программе или программному изделию<text:bookmark-end text:name="_Toc457301679"/></text:h>
      <text:h text:style-name="P38" text:outline-level="2"><text:bookmark-start text:name="_Toc457301680"/>Требования к функциональным характеристикам<text:bookmark-end text:name="_Toc457301680"/></text:h>
      <text:p text:style-name="P40">Программа должна обеспечивать возможность выполнения перечисленных ниже функций: </text:p>
      <text:p text:style-name="P24">• функции ввода чисел; </text:p>
      <text:p text:style-name="P24">• функции заполнения матрицы произвольными значениями; </text:p>
      <text:p text:style-name="P24">• функции редактирования матрицы; </text:p>
      <text:p text:style-name="P24">• функции удаления; </text:p>
      <text:p text:style-name="P24">• функции сохранения матрицы в текстовый редактор с исходным именем; </text:p>
      <text:p text:style-name="P24">• функции сохранения матрицы в текстовый редактор с именем, отличным от исходного; </text:p>
      <text:p text:style-name="P24">• функции вывода оперативных справок в строковом формате (подсказок); </text:p>
      <text:p text:style-name="P24">• функции интерактивной справочной системы; </text:p>
      <text:p text:style-name="P24">• функции отображения названия программы, версии программы, копирайта и комментариев разработчика. </text:p>
      <text:h text:style-name="P38" text:outline-level="2"><text:bookmark-start text:name="_Toc457301681"/>Требования к надежности<text:bookmark-end text:name="_Toc457301681"/></text:h>
      <text:p text:style-name="P10"><text:span text:style-name="T3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span><text:span text:style-name="T4"> <text:s/></text:span><text:span text:style-name="T3">Требования к обеспечению надежного (устойчивого) функционирования программы не предъявляются. </text:span><text:span text:style-name="T4"><text:s/></text:span><text:span text:style-name="T3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стольких-то минут при условии соблюдения условий эксплуатации технических и программных средств. Время восстановления после отказа, вызванного неисправностью технических средств, фатальным сбоем (крахом) операционной системы, не </text:span><text:soft-page-break/><text:span text:style-name="T3">должно превышать времени, требуемого на устранение неисправностей технических средств и переустановки программных средств. </text:span></text:p>
      <text:h text:style-name="P38" text:outline-level="2"><text:bookmark-start text:name="_Toc457301682"/>Условия эксплуатации<text:bookmark-end text:name="_Toc457301682"/></text:h>
      <text:p text:style-name="P7"><text:span text:style-name="T6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span><text:span text:style-name="T8"> </text:span><text:span text:style-name="T6">Программа не требует проведения каких-либо видов обслуживания.</text:span></text:p>
      <text:h text:style-name="P38" text:outline-level="2"><text:bookmark-start text:name="_Toc457301683"/>Требования к составу и параметрам технических средств<text:bookmark-end text:name="_Toc457301683"/></text:h>
      <text:p text:style-name="P26">Рекомендуемые требования:</text:p>
      <text:p text:style-name="P30">Процессор – Intel Core 2 Quad или AMD Phenom X4;</text:p>
      <text:p text:style-name="P13"><text:span text:style-name="T14">Видео</text:span><text:span text:style-name="T15"> – NVIDIA GeForce GTX260 </text:span><text:span text:style-name="T14">или</text:span><text:span text:style-name="T15"> ATI Radeon HD4850;</text:span></text:p>
      <text:p text:style-name="P13"><text:span text:style-name="T14">Память</text:span><text:span text:style-name="T15">: 3 </text:span><text:span text:style-name="T14">Гбайт</text:span><text:span text:style-name="T15"> </text:span><text:span text:style-name="T14">для</text:span><text:span text:style-name="T15"> Windows XP / 4 </text:span><text:span text:style-name="T14">Гбайт</text:span><text:span text:style-name="T15"> </text:span><text:span text:style-name="T14">для</text:span><text:span text:style-name="T15"> Windows Vista </text:span><text:span text:style-name="T14">и</text:span><text:span text:style-name="T15"> Windows 7.</text:span></text:p>
      <text:p text:style-name="P29">А также: Клавиатура, мышь.</text:p>
      <text:h text:style-name="P38" text:outline-level="2"><text:bookmark-start text:name="_Toc457301684"/>Требования к информационной и программной совместимости<text:bookmark-end text:name="_Toc457301684"/></text:h>
      <text:p text:style-name="P7"><text:span text:style-name="T6">Системные программные средства, используемые программой, должны быть представлены лицензионной локализованной версией операционной системы </text:span><text:span text:style-name="T10">Windows</text:span><text:span text:style-name="T6"> 7. Требования к информационным структурам (файлов) на входе и выходе, а также к методам решения не предъявляются.</text:span><text:span text:style-name="T8"> <text:s/></text:span><text:span text:style-name="T6">Требования к защите информации и программ не предъявляются. </text:span></text:p>
      <text:h text:style-name="P38" text:outline-level="2">Требования к транспортированию и хранению</text:h>
      <text:p text:style-name="P40">Допускается транспортирование программного изделия в транспортной таре всеми видами транспорта. При перевозке в железнодорожных вагонах вид отправки - мелкий малотоннажный. </text:p>
      <text:p text:style-name="P25">При транспортировании и хранении программного изделия должна быть предусмотрена защита от попадания пыли и атмосферных осадков. Не допускается кантование программного изделия.</text:p>
      <text:p text:style-name="P31"><text:s text:c="5"/></text:p>
      <text:p text:style-name="P31"/>
      <text:p text:style-name="P14"><text:soft-page-break/><text:span text:style-name="T14"><text:s/></text:span><text:span text:style-name="T17">4.8. </text:span><text:span text:style-name="T16">Специальные требования</text:span></text:p>
      <text:p text:style-name="P16"><text:span text:style-name="T5">Программа должна обеспечивать взаимодействие с пользователем (оператором) посредством графического пользовательского интерфейса, разработанного согласно рекомендациям компании-производителя операционной системы.</text:span><text:span text:style-name="T16"> </text:span></text:p>
      <text:p text:style-name="P15"/>
      <text:p text:style-name="P6"/>
      <text:h text:style-name="P9" text:outline-level="1"><text:bookmark-start text:name="_Toc457301688"/>Требования к программной документации<text:bookmark-end text:name="_Toc457301688"/></text:h>
      <text:p text:style-name="P41">В состав программной документации должны входить: </text:p>
      <text:p text:style-name="P7"><text:span text:style-name="T12">• техническое задание</text:span><text:span text:style-name="T13">; </text:span></text:p>
      <text:p text:style-name="P7"><text:span text:style-name="T12">• программа и методика испытаний</text:span><text:span text:style-name="T13">; </text:span></text:p>
      <text:p text:style-name="P7"><text:span text:style-name="T12">• </text:span><text:span text:style-name="T13">руководство системного программиста; </text:span></text:p>
      <text:p text:style-name="P7"><text:span text:style-name="T12">• </text:span><text:span text:style-name="T13">руководство оператора; </text:span></text:p>
      <text:p text:style-name="P7"><text:span text:style-name="T12">• ведомость эксплуатационных документов</text:span><text:span text:style-name="T13">. </text:span></text:p>
      <text:h text:style-name="P35" text:outline-level="1"/>
      <text:h text:style-name="P34" text:outline-level="1"/>
      <text:p text:style-name="P8"/>
      <text:h text:style-name="P37" text:outline-level="1"/>
      <text:h text:style-name="P17" text:outline-level="1"/>
      <text:p text:style-name="P3"/>
      <text:h text:style-name="P1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218" svg:font-family="font218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d_5f_illustration_5f_name" style:display-name="td_illustration_name" style:family="paragraph" style:default-outline-level="" style:list-style-name="">
      <style:paragraph-properties fo:margin-top="0cm" fo:margin-bottom="0.212cm" fo:line-height="100%" fo:text-align="center" style:justify-single-word="false" fo:orphans="2" fo:widows="2" style:writing-mode="lr-tb"/>
      <style:text-properties style:use-window-font-color="true" style:font-name="Arial1" style:font-name-asian="Times New Roman1" style:language-asian="ru" style:country-asian="RU" style:font-name-complex="Times New Roman1" style:font-size-complex="12pt"/>
    </style:style>
    <style:style style:name="td_5f_table_5f_name" style:display-name="td_table_name" style:family="paragraph" style:default-outline-level="" style:list-style-name="">
      <style:paragraph-properties fo:margin-top="0cm" fo:margin-bottom="0.212cm" fo:line-height="100%" fo:orphans="2" fo:widows="2" fo:keep-with-next="always" style:writing-mode="lr-tb"/>
      <style:text-properties style:use-window-font-color="true" style:font-name="Arial1" style:font-name-asian="Times New Roman1" style:language-asian="ru" style:country-asian="RU" style:font-name-complex="Times New Roman1" style:font-size-complex="10pt"/>
    </style:style>
    <style:style style:name="td_5f_toc_5f_caption_5f_level_5f_1" style:display-name="td_toc_caption_level_1" style:family="paragraph" style:default-outline-level="1" style:list-style-name="">
      <style:paragraph-properties fo:margin-top="0.212cm" fo:margin-bottom="0.212cm" fo:line-height="100%" fo:text-align="center" style:justify-single-word="false" fo:orphans="2" fo:widows="2" fo:break-before="page" fo:keep-with-next="always" style:writing-mode="lr-tb"/>
      <style:text-properties fo:text-transform="uppercase" style:use-window-font-color="true" style:font-name="Arial1" fo:font-size="12pt" fo:font-weight="bold" style:letter-kerning="true" style:font-name-asian="Times New Roman1" style:font-size-asian="12pt" style:language-asian="ru" style:country-asian="RU" style:font-weight-asian="bold" style:font-name-complex="Arial2" style:font-size-complex="16pt" style:font-weight-complex="bold"/>
    </style:style>
    <style:style style:name="td_5f_toc_5f_caption_5f_level_5f_2" style:display-name="td_toc_caption_level_2" style:family="paragraph" style:default-outline-level="2" style:list-style-name="">
      <style:paragraph-properties fo:margin-left="0cm" fo:margin-right="0cm" fo:margin-top="0.212cm" fo:margin-bottom="0.212cm" fo:line-height="100%" fo:text-align="justify" style:justify-single-word="false" fo:orphans="2" fo:widows="2" fo:text-indent="0cm" style:auto-text-indent="false" fo:keep-with-next="always" style:writing-mode="lr-tb"/>
      <style:text-properties style:use-window-font-color="true" style:font-name="Arial1" fo:font-size="12pt" fo:font-weight="bold" style:letter-kerning="true" style:font-name-asian="Times New Roman1" style:font-size-asian="12pt" style:language-asian="ru" style:country-asian="RU" style:font-weight-asian="bold" style:font-name-complex="Arial2" style:font-size-complex="16pt" style:font-weight-complex="bold"/>
    </style:style>
    <style:style style:name="td_5f_toc_5f_caption_5f_level_5f_3" style:display-name="td_toc_caption_level_3" style:family="paragraph" style:default-outline-level="3" style:list-style-name="">
      <style:paragraph-properties fo:margin-top="0.212cm" fo:margin-bottom="0.212cm" fo:line-height="100%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letter-kerning="true" style:font-name-asian="Times New Roman1" style:font-size-asian="12pt" style:language-asian="ru" style:country-asian="RU" style:font-weight-asian="bold" style:font-name-complex="Arial2" style:font-size-complex="13pt" style:font-weight-complex="bold"/>
    </style:style>
    <style:style style:name="td_5f_toc_5f_caption_5f_level_5f_4" style:display-name="td_toc_caption_level_4" style:family="paragraph" style:default-outline-level="4" style:list-style-name="">
      <style:paragraph-properties fo:margin-top="0.212cm" fo:margin-bottom="0.212cm" fo:line-height="100%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name-asian="Times New Roman1" style:font-size-asian="12pt" style:language-asian="ru" style:country-asian="RU" style:font-weight-asian="bold" style:font-name-complex="Times New Roman1" style:font-size-complex="10pt"/>
    </style:style>
    <style:style style:name="td_5f_toc_5f_caption_5f_level_5f_5" style:display-name="td_toc_caption_level_5" style:family="paragraph" style:default-outline-level="5" style:list-style-name="">
      <style:paragraph-properties fo:margin-top="0.212cm" fo:margin-bottom="0.212cm" fo:line-height="100%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name-asian="Times New Roman1" style:font-size-asian="12pt" style:language-asian="ru" style:country-asian="RU" style:font-weight-asian="bold" style:font-name-complex="Times New Roman1" style:font-size-complex="10pt"/>
    </style:style>
    <style:style style:name="td_5f_toc_5f_caption_5f_level_5f_6" style:display-name="td_toc_caption_level_6" style:family="paragraph" style:default-outline-level="6" style:list-style-name="">
      <style:paragraph-properties fo:margin-top="0.212cm" fo:margin-bottom="0.212cm" fo:line-height="100%" fo:text-align="justify" style:justify-single-word="false" fo:orphans="2" fo:widows="2" fo:keep-with-next="always" style:writing-mode="lr-tb"/>
      <style:text-properties style:use-window-font-color="true" style:font-name="Arial1" fo:font-size="12pt" fo:font-weight="bold" style:font-name-asian="Times New Roman1" style:font-size-asian="12pt" style:language-asian="ru" style:country-asian="RU" style:font-weight-asian="bold" style:font-name-complex="Times New Roman1" style:font-size-complex="10pt"/>
    </style:style>
    <style:style style:name="Default" style:family="paragraph" style:default-outline-level="" style:list-style-name="">
      <style:paragraph-properties fo:margin-top="0cm" fo:margin-bottom="0cm" style:line-height-at-least="0.176cm" fo:orphans="2" fo:widows="2" fo:hyphenation-ladder-count="no-limit" style:writing-mode="lr-tb"/>
      <style:text-properties fo:color="#000000" style:font-name="Times New Roman" fo:font-size="12pt" style:font-name-asian="SimSun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Абзац_20_списка1" style:display-name="Абзац списка1" style:family="paragraph" style:parent-style-name="Standard" style:default-outline-level="" style:list-style-name="">
      <style:paragraph-properties fo:margin-left="1.27cm" fo:margin-right="0cm" fo:margin-top="0cm" fo:margin-bottom="0.353cm" fo:line-height="115%" fo:hyphenation-ladder-count="no-limit" fo:text-indent="0cm" style:auto-text-indent="false"/>
      <style:text-properties style:font-name="Calibri" fo:font-size="11pt" style:font-name-asian="SimSun" style:font-size-asian="11pt" style:language-asian="ar" style:country-asian="SA" style:font-name-complex="font218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d_5f_toc_5f_caption_5f_level_5f_1_20_Знак" style:display-name="td_toc_caption_level_1 Знак" style:family="text">
      <style:text-properties fo:text-transform="uppercase" style:font-name="Arial1" fo:font-size="12pt" fo:font-weight="bold" style:letter-kerning="true" style:font-name-asian="Times New Roman1" style:font-size-asian="12pt" style:language-asian="ru" style:country-asian="RU" style:font-weight-asian="bold" style:font-name-complex="Arial2" style:font-size-complex="16pt" style:font-weight-complex="bold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d_5f_toc_5f_caption_5f_level_5f_2_20_Знак" style:display-name="td_toc_caption_level_2 Знак" style:family="text">
      <style:text-properties style:font-name="Arial1" fo:font-size="12pt" fo:font-weight="bold" style:letter-kerning="true" style:font-name-asian="Times New Roman1" style:font-size-asian="12pt" style:language-asian="ru" style:country-asian="RU" style:font-weight-asian="bold" style:font-name-complex="Arial2" style:font-size-complex="16pt" style:font-weight-complex="bold"/>
    </style:style>
    <style:style style:name="ListLabel_20_1" style:display-name="ListLabel 1" style:family="text">
      <style:text-properties fo:font-variant="normal" fo:text-transform="none" style:text-line-through-style="none" style:text-position="0% 100%" fo:font-size="12pt" fo:letter-spacing="normal" fo:font-style="normal" style:text-underline-style="none" fo:font-weight="bold" style:text-blinking="false" style:font-size-asian="12pt" style:font-style-asian="normal" style:font-weight-asian="bold" style:font-style-complex="normal" style:text-emphasize="none" text:display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СП-31</meta:initial-creator>
    <meta:editing-cycles>13</meta:editing-cycles>
    <meta:creation-date>2020-10-02T04:42:00</meta:creation-date>
    <dc:date>2021-09-20T11:43:24.46</dc:date>
    <meta:editing-duration>PT13M1S</meta:editing-duration>
    <meta:generator>OpenOffice/4.1.5$Win32 OpenOffice.org_project/415m1$Build-9789</meta:generator>
    <meta:document-statistic meta:table-count="0" meta:image-count="0" meta:object-count="0" meta:page-count="13" meta:paragraph-count="60" meta:word-count="522" meta:character-count="44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